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0826in" style:use-optimal-column-width="false"/>
    </style:style>
    <style:style style:name="TableColumn3" style:family="table-column">
      <style:table-column-properties style:column-width="2.0833in" style:use-optimal-column-width="false"/>
    </style:style>
    <style:style style:name="TableColumn4" style:family="table-column">
      <style:table-column-properties style:column-width="2.0833in" style:use-optimal-column-width="false"/>
    </style:style>
    <style:style style:name="TableColumn5" style:family="table-column">
      <style:table-column-properties style:column-width="0.4444in" style:use-optimal-column-width="false"/>
    </style:style>
    <style:style style:name="Table1" style:family="table" style:master-page-name="MP0">
      <style:table-properties style:width="6.6937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 fo:background-color="#CCCCCC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size="10pt" style:font-size-asian="10pt" style:font-size-complex="10pt"/>
    </style:style>
    <style:style style:name="TableCell12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size="10pt" style:font-size-asian="10pt" style:font-size-complex="10pt"/>
    </style:style>
    <style:style style:name="TableCell14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size="10pt" style:font-size-asian="10pt" style:font-size-complex="10pt"/>
    </style:style>
    <style:style style:name="TableCell16" style:family="table-cell">
      <style:table-cell-properties fo:border="0.0034in solid #000000" fo:background-color="#00B8FF" style:writing-mode="lr-tb" style:vertical-align="middle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 fo:background-color="#00B8FF"/>
      <style:text-properties style:text-rotation-angle="90" style:text-rotation-scale="line-heigh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style:snap-to-layout-grid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style:snap-to-layout-grid="false"/>
    </style:style>
    <style:style style:name="P23" style:parent-style-name="TableContents" style:family="paragraph">
      <style:paragraph-properties style:snap-to-layout-grid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style:snap-to-layout-grid="false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size="10pt" style:font-size-asian="10pt" style:font-size-complex="10pt"/>
    </style:style>
    <style:style style:name="TableCell29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size="10pt" style:font-size-asian="10pt" style:font-size-complex="10pt"/>
    </style:style>
    <style:style style:name="TableCell31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size="10pt" style:font-size-asian="10pt" style:font-size-complex="10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style:snap-to-layout-grid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style:snap-to-layout-grid="false"/>
      <style:text-properties fo:font-size="10pt" style:font-size-asian="10pt" style:font-size-complex="10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style:snap-to-layout-grid="false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0pt" style:font-size-asian="10pt" style:font-size-complex="10pt"/>
    </style:style>
    <style:style style:name="TableCell43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0pt" style:font-size-asian="10pt" style:font-size-complex="10pt"/>
    </style:style>
    <style:style style:name="TableCell45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0pt" style:font-size-asian="10pt" style:font-size-complex="10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style:snap-to-layout-grid="false"/>
      <style:text-properties style:font-name="Arial" style:font-name-asian="Lucida Sans Unicode" style:font-name-complex="Tahoma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style:snap-to-layout-grid="false"/>
      <style:text-properties style:font-name="Arial" style:font-name-asian="Lucida Sans Unicode" style:font-name-complex="Tahoma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style:snap-to-layout-grid="false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10pt" style:font-size-asian="10pt" style:font-size-complex="10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style:snap-to-layout-grid="false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0pt" style:font-size-asian="10pt" style:font-size-complex="10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style:snap-to-layout-grid="false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0pt" style:font-size-asian="10pt" style:font-size-complex="10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style:snap-to-layout-grid="false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fo:background-color="#0047FF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color="#E6E6E6" style:text-rotation-angle="90" style:text-rotation-scale="line-heigh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style:snap-to-layout-grid="false"/>
      <style:text-properties style:font-name="Arial" style:font-name-asian="Lucida Sans Unicode" style:font-name-complex="Tahoma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style:snap-to-layout-grid="false"/>
      <style:text-properties style:font-name="Arial" style:font-name-asian="Lucida Sans Unicode" style:font-name-complex="Tahoma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style:snap-to-layout-grid="false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10pt" style:font-size-asian="10pt" style:font-size-complex="10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style:snap-to-layout-grid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style:snap-to-layout-grid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style:snap-to-layout-grid="false"/>
    </style:style>
    <style:style style:name="P102" style:parent-style-name="Standard" style:family="paragraph">
      <style:paragraph-properties fo:widows="2" fo:orphans="2" fo:break-before="page" style:vertical-align="auto" fo:margin-bottom="0.1111in" fo:line-height="107%"/>
      <style:text-properties fo:hyphenate="false"/>
    </style:style>
    <style:style style:name="TableColumn104" style:family="table-column">
      <style:table-column-properties style:column-width="2.0826in" style:use-optimal-column-width="false"/>
    </style:style>
    <style:style style:name="TableColumn105" style:family="table-column">
      <style:table-column-properties style:column-width="2.0833in" style:use-optimal-column-width="false"/>
    </style:style>
    <style:style style:name="TableColumn106" style:family="table-column">
      <style:table-column-properties style:column-width="2.0833in" style:use-optimal-column-width="false"/>
    </style:style>
    <style:style style:name="TableColumn107" style:family="table-column">
      <style:table-column-properties style:column-width="0.4444in" style:use-optimal-column-width="false"/>
    </style:style>
    <style:style style:name="Table103" style:family="table">
      <style:table-properties style:width="6.6937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 fo:background-color="#CCCCCC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10pt" style:font-size-asian="10pt" style:font-size-complex="10pt"/>
    </style:style>
    <style:style style:name="TableCell114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10pt" style:font-size-asian="10pt" style:font-size-complex="10pt"/>
    </style:style>
    <style:style style:name="TableCell116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0pt" style:font-size-asian="10pt" style:font-size-complex="10pt"/>
    </style:style>
    <style:style style:name="TableCell118" style:family="table-cell">
      <style:table-cell-properties fo:border="0.0034in solid #000000" fo:background-color="#00B8FF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 fo:background-color="#00B8FF"/>
      <style:text-properties style:text-rotation-angle="90" style:text-rotation-scale="line-heigh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style:snap-to-layout-grid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style:snap-to-layout-grid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style:snap-to-layout-grid="false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10pt" style:font-size-asian="10pt" style:font-size-complex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style:snap-to-layout-grid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style:snap-to-layout-grid="false"/>
      <style:text-properties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style:snap-to-layout-grid="false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font-size="10pt" style:font-size-asian="10pt" style:font-size-complex="10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style:snap-to-layout-grid="false"/>
      <style:text-properties style:font-name="Arial" style:font-name-asian="Lucida Sans Unicode" style:font-name-complex="Tahoma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style:snap-to-layout-grid="false"/>
      <style:text-properties style:font-name="Arial" style:font-name-asian="Lucida Sans Unicode" style:font-name-complex="Tahoma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style:snap-to-layout-grid="false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style:snap-to-layout-grid="false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style:snap-to-layout-grid="false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style:snap-to-layout-grid="false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0.0034in solid #000000" fo:background-color="#0047FF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fo:color="#E6E6E6" style:text-rotation-angle="90" style:text-rotation-scale="line-heigh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style:snap-to-layout-grid="false"/>
      <style:text-properties style:font-name="Arial" style:font-name-asian="Lucida Sans Unicode" style:font-name-complex="Tahoma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style:snap-to-layout-grid="false"/>
      <style:text-properties style:font-name="Arial" style:font-name-asian="Lucida Sans Unicode" style:font-name-complex="Tahoma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style:snap-to-layout-grid="false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size="10pt" style:font-size-asian="10pt" style:font-size-complex="10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style:snap-to-layout-grid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style:snap-to-layout-grid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style:snap-to-layout-grid="fals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4">
            <text:p text:style-name="P8">Arbeitspaketbeschreibung</text:p>
          </table:table-cell>
          <table:covered-table-cell/>
          <table:covered-table-cell/>
          <table:covered-table-cell/>
        </table:table-row>
        <table:table-row table:style-name="TableRow9">
          <table:table-cell table:style-name="TableCell10">
            <text:p text:style-name="P11">AP Nr (PSP-Code)</text:p>
          </table:table-cell>
          <table:table-cell table:style-name="TableCell12">
            <text:p text:style-name="P13">AP Bezeichnung (aus PSP)</text:p>
          </table:table-cell>
          <table:table-cell table:style-name="TableCell14">
            <text:p text:style-name="P15">Verantwortlich</text:p>
          </table:table-cell>
          <table:table-cell table:style-name="TableCell16" table:number-rows-spanned="12">
            <text:p text:style-name="P17">Planung</text:p>
          </table:table-cell>
        </table:table-row>
        <table:table-row table:style-name="TableRow18">
          <table:table-cell table:style-name="TableCell19">
            <text:p text:style-name="P20"/>
          </table:table-cell>
          <table:table-cell table:style-name="TableCell21">
            <text:p text:style-name="P22">Websitekomponenten</text:p>
            <text:p text:style-name="P23">Design</text:p>
          </table:table-cell>
          <table:table-cell table:style-name="TableCell24">
            <text:p text:style-name="P25">Bernhard Hackl</text:p>
          </table:table-cell>
          <table:covered-table-cell>
            <text:p text:style-name="Standard"/>
          </table:covered-table-cell>
        </table:table-row>
        <table:table-row table:style-name="TableRow26">
          <table:table-cell table:style-name="TableCell27">
            <text:p text:style-name="P28">Vorlieger (PSP-Code)</text:p>
          </table:table-cell>
          <table:table-cell table:style-name="TableCell29">
            <text:p text:style-name="P30">Nachfolger (PSP-Code)</text:p>
          </table:table-cell>
          <table:table-cell table:style-name="TableCell31">
            <text:p text:style-name="P32">Mitarbeit (gegebenenfalls)</text:p>
          </table:table-cell>
          <table:covered-table-cell>
            <text:p text:style-name="Standard"/>
          </table:covered-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covered-table-cell>
            <text:p text:style-name="Standard"/>
          </table:covered-table-cell>
        </table:table-row>
        <table:table-row table:style-name="TableRow40">
          <table:table-cell table:style-name="TableCell41">
            <text:p text:style-name="P42">Geplanter Starttermin</text:p>
          </table:table-cell>
          <table:table-cell table:style-name="TableCell43">
            <text:p text:style-name="P44">Geplante Dauer (in Minuten)</text:p>
          </table:table-cell>
          <table:table-cell table:style-name="TableCell45">
            <text:p text:style-name="P46">Geplante Kosten</text:p>
          </table:table-cell>
          <table:covered-table-cell>
            <text:p text:style-name="Standard"/>
          </table:covered-table-cell>
        </table:table-row>
        <table:table-row table:style-name="TableRow47">
          <table:table-cell table:style-name="TableCell48">
            <text:p text:style-name="P49">31<text:s/>Oktober 2017</text:p>
          </table:table-cell>
          <table:table-cell table:style-name="TableCell50">
            <text:p text:style-name="P51">200</text:p>
          </table:table-cell>
          <table:table-cell table:style-name="TableCell52">
            <text:p text:style-name="P53">400€</text:p>
          </table:table-cell>
          <table:covered-table-cell>
            <text:p text:style-name="Standard"/>
          </table:covered-table-cell>
        </table:table-row>
        <table:table-row table:style-name="TableRow54">
          <table:table-cell table:style-name="TableCell55" table:number-columns-spanned="3">
            <text:p text:style-name="P56">Ziele, Ergebnisse</text:p>
          </table:table-cell>
          <table:covered-table-cell/>
          <table:covered-table-cell/>
          <table:covered-table-cell>
            <text:p text:style-name="Standard"/>
          </table:covered-table-cell>
        </table:table-row>
        <table:table-row table:style-name="TableRow57">
          <table:table-cell table:style-name="TableCell58" table:number-columns-spanned="3">
            <text:p text:style-name="P59">Fertige Mockups für alle Websitekomponenten</text:p>
          </table:table-cell>
          <table:covered-table-cell/>
          <table:covered-table-cell/>
          <table:covered-table-cell>
            <text:p text:style-name="Standard"/>
          </table:covered-table-cell>
        </table:table-row>
        <table:table-row table:style-name="TableRow60">
          <table:table-cell table:style-name="TableCell61" table:number-columns-spanned="3">
            <text:p text:style-name="P62">Voraussetzungen für den Start des Arbeitspaketes</text:p>
          </table:table-cell>
          <table:covered-table-cell/>
          <table:covered-table-cell/>
          <table:covered-table-cell>
            <text:p text:style-name="Standard"/>
          </table:covered-table-cell>
        </table:table-row>
        <table:table-row table:style-name="TableRow63">
          <table:table-cell table:style-name="TableCell64" table:number-columns-spanned="3">
            <text:p text:style-name="P65">Funktionierende Internetverbindung</text:p>
          </table:table-cell>
          <table:covered-table-cell/>
          <table:covered-table-cell/>
          <table:covered-table-cell>
            <text:p text:style-name="Standard"/>
          </table:covered-table-cell>
        </table:table-row>
        <table:table-row table:style-name="TableRow66">
          <table:table-cell table:style-name="TableCell67" table:number-columns-spanned="3">
            <text:p text:style-name="P68">Tätigkeitsbeschreibung</text:p>
          </table:table-cell>
          <table:covered-table-cell/>
          <table:covered-table-cell/>
          <table:covered-table-cell>
            <text:p text:style-name="Standard"/>
          </table:covered-table-cell>
        </table:table-row>
        <table:table-row table:style-name="TableRow69">
          <table:table-cell table:style-name="TableCell70" table:number-columns-spanned="3">
            <text:p text:style-name="P71">Mittels balsamiq.com Mockups erstellen</text:p>
          </table:table-cell>
          <table:covered-table-cell/>
          <table:covered-table-cell/>
          <table:covered-table-cell>
            <text:p text:style-name="Standard"/>
          </table:covered-table-cell>
        </table:table-row>
        <table:table-row table:style-name="TableRow72">
          <table:table-cell table:style-name="TableCell73">
            <text:p text:style-name="P74">Tatsächlicher Starttermin</text:p>
          </table:table-cell>
          <table:table-cell table:style-name="TableCell75">
            <text:p text:style-name="P76">Tatsächliche Dauer (in Minuten)</text:p>
          </table:table-cell>
          <table:table-cell table:style-name="TableCell77">
            <text:p text:style-name="P78">Tatsächliche Kosten</text:p>
          </table:table-cell>
          <table:table-cell table:style-name="TableCell79" table:number-rows-spanned="4">
            <text:p text:style-name="P80">Abnahme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covered-table-cell>
            <text:p text:style-name="Standard"/>
          </table:covered-table-cell>
        </table:table-row>
        <table:table-row table:style-name="TableRow88">
          <table:table-cell table:style-name="TableCell89">
            <text:p text:style-name="P90">Abnahmetermin</text:p>
          </table:table-cell>
          <table:table-cell table:style-name="TableCell91">
            <text:p text:style-name="P92">Abgabe durch (Unterschrift)</text:p>
          </table:table-cell>
          <table:table-cell table:style-name="TableCell93">
            <text:p text:style-name="P94">Abnahme durch (Unterschrift)</text:p>
          </table:table-cell>
          <table:covered-table-cell>
            <text:p text:style-name="Standard"/>
          </table:covered-table-cell>
        </table:table-row>
        <table:table-row table:style-name="TableRow95">
          <table:table-cell table:style-name="TableCell96">
            <text:p text:style-name="P97"/>
            <text:p text:style-name="TableContents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covered-table-cell>
            <text:p text:style-name="Standard"/>
          </table:covered-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2"/>
      <text:p text:style-name="Standard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 table:number-columns-spanned="4">
            <text:p text:style-name="P110">Arbeitspaketbeschreibung</text:p>
          </table:table-cell>
          <table:covered-table-cell/>
          <table:covered-table-cell/>
          <table:covered-table-cell/>
        </table:table-row>
        <table:table-row table:style-name="TableRow111">
          <table:table-cell table:style-name="TableCell112">
            <text:p text:style-name="P113">AP Nr (PSP-Code)</text:p>
          </table:table-cell>
          <table:table-cell table:style-name="TableCell114">
            <text:p text:style-name="P115">AP Bezeichnung (aus PSP)</text:p>
          </table:table-cell>
          <table:table-cell table:style-name="TableCell116">
            <text:p text:style-name="P117">Verantwortlich</text:p>
          </table:table-cell>
          <table:table-cell table:style-name="TableCell118" table:number-rows-spanned="12">
            <text:p text:style-name="P119">Planung</text:p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>Website Design</text:p>
          </table:table-cell>
          <table:table-cell table:style-name="TableCell125">
            <text:p text:style-name="P126">Dominik Arnstorfer</text:p>
          </table:table-cell>
          <table:covered-table-cell>
            <text:p text:style-name="Standard"/>
          </table:covered-table-cell>
        </table:table-row>
        <table:table-row table:style-name="TableRow127">
          <table:table-cell table:style-name="TableCell128">
            <text:p text:style-name="P129">Vorlieger (PSP-Code)</text:p>
          </table:table-cell>
          <table:table-cell table:style-name="TableCell130">
            <text:p text:style-name="P131">Nachfolger (PSP-Code)</text:p>
          </table:table-cell>
          <table:table-cell table:style-name="TableCell132">
            <text:p text:style-name="P133">Mitarbeit (gegebenenfalls)</text:p>
          </table:table-cell>
          <table:covered-table-cell>
            <text:p text:style-name="Standard"/>
          </table:covered-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covered-table-cell>
            <text:p text:style-name="Standard"/>
          </table:covered-table-cell>
        </table:table-row>
        <table:table-row table:style-name="TableRow141">
          <table:table-cell table:style-name="TableCell142">
            <text:p text:style-name="P143">Geplanter Starttermin</text:p>
          </table:table-cell>
          <table:table-cell table:style-name="TableCell144">
            <text:p text:style-name="P145">Geplante Dauer (in Minuten)</text:p>
          </table:table-cell>
          <table:table-cell table:style-name="TableCell146">
            <text:p text:style-name="P147">Geplante Kosten</text:p>
          </table:table-cell>
          <table:covered-table-cell>
            <text:p text:style-name="Standard"/>
          </table:covered-table-cell>
        </table:table-row>
        <table:table-row table:style-name="TableRow148">
          <table:table-cell table:style-name="TableCell149">
            <text:p text:style-name="P150">31 Oktober 2017</text:p>
          </table:table-cell>
          <table:table-cell table:style-name="TableCell151">
            <text:p text:style-name="P152">200</text:p>
          </table:table-cell>
          <table:table-cell table:style-name="TableCell153">
            <text:p text:style-name="P154">400€</text:p>
          </table:table-cell>
          <table:covered-table-cell>
            <text:p text:style-name="Standard"/>
          </table:covered-table-cell>
        </table:table-row>
        <table:table-row table:style-name="TableRow155">
          <table:table-cell table:style-name="TableCell156" table:number-columns-spanned="3">
            <text:p text:style-name="P157">Ziele, Ergebnisse</text:p>
          </table:table-cell>
          <table:covered-table-cell/>
          <table:covered-table-cell/>
          <table:covered-table-cell>
            <text:p text:style-name="Standard"/>
          </table:covered-table-cell>
        </table:table-row>
        <table:table-row table:style-name="TableRow158">
          <table:table-cell table:style-name="TableCell159" table:number-columns-spanned="3">
            <text:p text:style-name="P160">Fertiges Mockup der SPA</text:p>
          </table:table-cell>
          <table:covered-table-cell/>
          <table:covered-table-cell/>
          <table:covered-table-cell>
            <text:p text:style-name="Standard"/>
          </table:covered-table-cell>
        </table:table-row>
        <table:table-row table:style-name="TableRow161">
          <table:table-cell table:style-name="TableCell162" table:number-columns-spanned="3">
            <text:p text:style-name="P163">Voraussetzungen für den Start des Arbeitspaketes</text:p>
          </table:table-cell>
          <table:covered-table-cell/>
          <table:covered-table-cell/>
          <table:covered-table-cell>
            <text:p text:style-name="Standard"/>
          </table:covered-table-cell>
        </table:table-row>
        <table:table-row table:style-name="TableRow164">
          <table:table-cell table:style-name="TableCell165" table:number-columns-spanned="3">
            <text:p text:style-name="P166">Funktionierende Internetverbindung</text:p>
          </table:table-cell>
          <table:covered-table-cell/>
          <table:covered-table-cell/>
          <table:covered-table-cell>
            <text:p text:style-name="Standard"/>
          </table:covered-table-cell>
        </table:table-row>
        <table:table-row table:style-name="TableRow167">
          <table:table-cell table:style-name="TableCell168" table:number-columns-spanned="3">
            <text:p text:style-name="P169">Tätigkeitsbeschreibung</text:p>
          </table:table-cell>
          <table:covered-table-cell/>
          <table:covered-table-cell/>
          <table:covered-table-cell>
            <text:p text:style-name="Standard"/>
          </table:covered-table-cell>
        </table:table-row>
        <table:table-row table:style-name="TableRow170">
          <table:table-cell table:style-name="TableCell171" table:number-columns-spanned="3">
            <text:p text:style-name="P172">Aufgrund von vorigen Zeichnungen und Überlegungen mittels balsamiq.com Mockup für die SPA erstellen</text:p>
          </table:table-cell>
          <table:covered-table-cell/>
          <table:covered-table-cell/>
          <table:covered-table-cell>
            <text:p text:style-name="Standard"/>
          </table:covered-table-cell>
        </table:table-row>
        <table:table-row table:style-name="TableRow173">
          <table:table-cell table:style-name="TableCell174">
            <text:p text:style-name="P175">Tatsächlicher Starttermin</text:p>
          </table:table-cell>
          <table:table-cell table:style-name="TableCell176">
            <text:p text:style-name="P177">Tatsächliche Dauer (in Minuten)</text:p>
          </table:table-cell>
          <table:table-cell table:style-name="TableCell178">
            <text:p text:style-name="P179">Tatsächliche Kosten</text:p>
          </table:table-cell>
          <table:table-cell table:style-name="TableCell180" table:number-rows-spanned="4">
            <text:p text:style-name="P181">Abnahme</text:p>
          </table:table-cell>
        </table:table-row>
        <table:table-row table:style-name="TableRow182"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covered-table-cell>
            <text:p text:style-name="Standard"/>
          </table:covered-table-cell>
        </table:table-row>
        <table:table-row table:style-name="TableRow189">
          <table:table-cell table:style-name="TableCell190">
            <text:p text:style-name="P191">Abnahmetermin</text:p>
          </table:table-cell>
          <table:table-cell table:style-name="TableCell192">
            <text:p text:style-name="P193">Abgabe durch (Unterschrift)</text:p>
          </table:table-cell>
          <table:table-cell table:style-name="TableCell194">
            <text:p text:style-name="P195">Abnahme durch (Unterschrift)</text:p>
          </table:table-cell>
          <table:covered-table-cell>
            <text:p text:style-name="Standard"/>
          </table:covered-table-cell>
        </table:table-row>
        <table:table-row table:style-name="TableRow196">
          <table:table-cell table:style-name="TableCell197">
            <text:p text:style-name="P198"/>
            <text:p text:style-name="TableContents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covered-table-cell>
            <text:p text:style-name="Standard"/>
          </table:covered-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ahoma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Absatz-Standardschriftart" style:display-name="Absatz-Standardschriftart" style:family="text"/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rnhard Hackl</meta:initial-creator>
    <dc:creator>Bernhard Hackl</dc:creator>
    <meta:creation-date>2017-10-10T08:59:00Z</meta:creation-date>
    <dc:date>2017-10-10T09:18:00Z</dc:date>
    <meta:template xlink:href="Normal" xlink:type="simple"/>
    <meta:editing-cycles>1</meta:editing-cycles>
    <meta:editing-duration>PT0S</meta:editing-duration>
    <meta:document-statistic meta:page-count="2" meta:paragraph-count="2" meta:word-count="198" meta:character-count="1446" meta:row-count="10" meta:non-whitespace-character-count="1250"/>
  </office:meta>
</office:document-meta>
</file>